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Roboto Mono', 'Droid Sans Mono', 'Liberation Mono', Menl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0bc5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02c367"/>
    </style:style>
    <style:style style:name="P4" style:family="paragraph" style:parent-style-name="Text_20_body">
      <style:text-properties officeooo:paragraph-rsid="000400c9"/>
    </style:style>
    <style:style style:name="P5" style:family="paragraph" style:parent-style-name="Text_20_body">
      <style:text-properties fo:color="#000000" fo:font-size="14pt" style:text-underline-style="solid" style:text-underline-width="auto" style:text-underline-color="font-color" fo:font-weight="bold" officeooo:paragraph-rsid="00020bc5" style:font-size-asian="14pt" style:font-weight-asian="bold" style:font-size-complex="14pt" style:font-weight-complex="bold"/>
    </style:style>
    <style:style style:name="P6" style:family="paragraph" style:parent-style-name="Text_20_body">
      <style:text-properties fo:color="#000000" fo:font-size="10pt" style:text-underline-style="none" fo:font-weight="normal" officeooo:paragraph-rsid="0002c36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style:line-height-at-least="0.198in"/>
      <style:text-properties fo:color="#000000" style:font-name="Consolas" fo:font-size="10.5pt" style:text-underline-style="none" fo:font-weight="normal" fo:background-color="#fffffe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color="#000000" style:font-name="Consolas" fo:font-size="10.5pt" style:text-underline-style="none" fo:font-weight="normal" officeooo:rsid="000400c9" officeooo:paragraph-rsid="000400c9" fo:background-color="#fffffe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color="#000000" style:font-name="Consolas" fo:font-size="10.5pt" style:text-underline-style="none" fo:font-weight="normal" officeooo:paragraph-rsid="00020bc5" fo:background-color="#fffff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.5pt" style:text-underline-style="none" fo:font-weight="normal" fo:background-color="#fffffe" style:font-weight-asian="normal" style:font-weight-complex="normal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9bd11" fo:background-color="#fffffe"/>
    </style:style>
    <style:style style:name="P12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0be7a1" fo:background-color="#fffff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0f5e20" fo:background-color="#fffffe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Consolas" fo:font-size="10pt" style:text-underline-style="none" fo:font-weight="normal" officeooo:paragraph-rsid="000400c9" fo:background-color="#fffffe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Consolas" fo:font-size="10pt" style:text-underline-style="none" fo:font-weight="normal" officeooo:paragraph-rsid="00020bc5" fo:background-color="#fffffe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Consolas" fo:font-size="10pt" style:text-underline-style="none" fo:font-weight="normal" officeooo:paragraph-rsid="0002c367" fo:background-color="#fffff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bold" fo:background-color="#fffffe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00" style:font-name="Consolas" fo:font-size="10pt" style:text-underline-style="none" fo:font-weight="bold" officeooo:paragraph-rsid="00020bc5" fo:background-color="#fffffe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line-height-at-least="0.198in"/>
      <style:text-properties fo:color="#000000" style:font-name="Consolas" fo:font-size="10pt" style:text-underline-style="solid" style:text-underline-width="auto" style:text-underline-color="font-color" fo:font-weight="bold" fo:background-color="#fffffe" style:font-size-asian="10pt" style:font-weight-asian="bold" style:font-size-complex="10pt" style:font-weight-complex="bold"/>
    </style:style>
    <style:style style:name="P21" style:family="paragraph" style:parent-style-name="Standard">
      <style:paragraph-properties style:line-height-at-least="0.198in"/>
      <style:text-properties fo:color="#000000" style:font-name="Consolas" fo:font-size="14pt" style:text-underline-style="solid" style:text-underline-width="auto" style:text-underline-color="font-color" fo:font-weight="bold" fo:background-color="#fffffe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line-height-at-least="0.198in"/>
      <style:text-properties fo:color="#000000" style:font-name="Consolas" fo:font-size="14pt" style:text-underline-style="solid" style:text-underline-width="auto" style:text-underline-color="font-color" fo:font-weight="bold" officeooo:rsid="000400c9" fo:background-color="#fffffe" style:font-size-asian="14pt" style:font-weight-asian="bold" style:font-size-complex="14pt" style:font-weight-complex="bold"/>
    </style:style>
    <style:style style:name="P23" style:family="paragraph" style:parent-style-name="Standard">
      <style:paragraph-properties style:line-height-at-least="0.198in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style:line-height-at-least="0.198in"/>
      <style:text-properties style:text-underline-style="none" fo:font-weight="normal" officeooo:paragraph-rsid="000f5e20" style:font-weight-asian="normal" style:font-weight-complex="normal"/>
    </style:style>
    <style:style style:name="P25" style:family="paragraph" style:parent-style-name="Standard">
      <style:paragraph-properties style:line-height-at-least="0.198in"/>
      <style:text-properties officeooo:paragraph-rsid="000f5e20"/>
    </style:style>
    <style:style style:name="P26" style:family="paragraph" style:parent-style-name="Standard">
      <style:text-properties officeooo:paragraph-rsid="0019bd11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42%" fo:text-align="start" style:justify-single-word="false" fo:orphans="2" fo:widows="2" fo:background-color="#eeeeee" fo:padding="0in" fo:border="none"/>
      <style:text-properties officeooo:paragraph-rsid="001b77d3"/>
    </style:style>
    <style:style style:name="P29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eeeeee" fo:padding="0in" fo:border="none"/>
      <style:text-properties officeooo:paragraph-rsid="001b77d3"/>
    </style:style>
    <style:style style:name="T1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000000" style:font-name="Consolas" fo:font-size="10pt" fo:background-color="#fffffe" loext:char-shading-value="0" style:font-size-asian="10pt" style:font-size-complex="10pt"/>
    </style:style>
    <style:style style:name="T4" style:family="text">
      <style:text-properties fo:color="#000000" style:font-name="Consolas" fo:font-size="14pt" style:text-underline-style="solid" style:text-underline-width="auto" style:text-underline-color="font-color" fo:font-weight="bold" fo:background-color="#fffffe" loext:char-shading-value="0" style:font-size-asian="14pt" style:font-weight-asian="bold" style:font-size-complex="14pt" style:font-weight-complex="bold"/>
    </style:style>
    <style:style style:name="T5" style:family="text">
      <style:text-properties fo:color="#000000" style:font-name="Consolas" fo:font-size="14pt" fo:background-color="#fffffe" loext:char-shading-value="0" style:font-size-asian="14pt" style:font-size-complex="14pt"/>
    </style:style>
    <style:style style:name="T6" style:family="text">
      <style:text-properties fo:color="#0000ff"/>
    </style:style>
    <style:style style:name="T7" style:family="text">
      <style:text-properties fo:color="#00107e"/>
    </style:style>
    <style:style style:name="T8" style:family="text">
      <style:text-properties fo:color="#a31515"/>
    </style:style>
    <style:style style:name="T9" style:family="text">
      <style:text-properties fo:color="#800000"/>
    </style:style>
    <style:style style:name="T10" style:family="text">
      <style:text-properties fo:color="#c921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color="#ff4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color="#008000"/>
    </style:style>
    <style:style style:name="T13" style:family="text">
      <style:text-properties fo:font-variant="normal" fo:text-transform="none" fo:color="#c7254e" style:font-name="SFMono-Regular" fo:font-size="12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c7254e" style:font-name="SFMono-Regular" fo:font-size="12pt" fo:letter-spacing="normal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regular-expressions/" text:style-name="Internet_20_link" text:visited-style-name="Visited_20_Internet_20_Link"><text:span text:style-name="T1">Introduction to the Regular Expression Challenges</text:span></text:a></text:p>
      <text:p text:style-name="P4"><text:a xlink:type="simple" xlink:href="http://192.168.0.253:8000/learn/javascript-algorithms-and-data-structures/regular-expressions/using-the-test-method" text:style-name="Internet_20_link" text:visited-style-name="Visited_20_Internet_20_Link"><text:span text:style-name="T2">Using the Test Method</text:span></text:a></text:p>
      <text:p text:style-name="P15"><text:tab/>let myString = "Hello, World!";</text:p>
      <text:p text:style-name="P12"><text:tab/>let myRegex = /Hello/;</text:p>
      <text:p text:style-name="P12"><text:tab/>let result = myRegex.test(myString);</text:p>
      <text:p text:style-name="P21"/>
      <text:p text:style-name="P1"><text:a xlink:type="simple" xlink:href="http://192.168.0.253:8000/learn/javascript-algorithms-and-data-structures/regular-expressions/match-literal-strings" text:style-name="Internet_20_link" text:visited-style-name="Visited_20_Internet_20_Link"><text:span text:style-name="T2">Match Literal Strings</text:span></text:a></text:p>
      <text:p text:style-name="P8"><text:tab/>let waldoIsHiding = "Somewhere Waldo is hiding in this text.";</text:p>
      <text:p text:style-name="P7"><text:tab/>let waldoRegex = /Waldo/; </text:p>
      <text:p text:style-name="P7"><text:tab/>let result = waldoRegex.test(waldoIsHiding);</text:p>
      <text:p text:style-name="P22"/>
      <text:p text:style-name="P1"><text:a xlink:type="simple" xlink:href="http://192.168.0.253:8000/learn/javascript-algorithms-and-data-structures/regular-expressions/match-a-literal-string-with-different-possibilities" text:style-name="Internet_20_link" text:visited-style-name="Visited_20_Internet_20_Link"><text:span text:style-name="T2">Match a Literal String with Different Possibilities</text:span></text:a></text:p>
      <text:p text:style-name="P16"><text:tab/>let petString = "James has a pet cat.";</text:p>
      <text:p text:style-name="P12"><text:tab/>let petRegex = /dog|cat|bird|fish/; </text:p>
      <text:p text:style-name="P12"><text:tab/>let result = petRegex.test(petString);</text:p>
      <text:p text:style-name="P21"/>
      <text:p text:style-name="P1"><text:a xlink:type="simple" xlink:href="http://192.168.0.253:8000/learn/javascript-algorithms-and-data-structures/regular-expressions/ignore-case-while-matching" text:style-name="Internet_20_link" text:visited-style-name="Visited_20_Internet_20_Link"><text:span text:style-name="T2">Ignore Case While Matching</text:span></text:a></text:p>
      <text:p text:style-name="P16"><text:tab/>let myString = "persevereCodeCamp";</text:p>
      <text:p text:style-name="P12"><text:tab/>let fccRegex = /persevereCodeCamp/i; </text:p>
      <text:p text:style-name="P12"><text:tab/>let result = fccRegex.test(myString);</text:p>
      <text:p text:style-name="P21"/>
      <text:p text:style-name="P1"><text:a xlink:type="simple" xlink:href="http://192.168.0.253:8000/learn/javascript-algorithms-and-data-structures/regular-expressions/extract-matches" text:style-name="Internet_20_link" text:visited-style-name="Visited_20_Internet_20_Link"><text:span text:style-name="T2">Extract Matches</text:span></text:a></text:p>
      <text:p text:style-name="P16"><text:soft-page-break/><text:tab/>let extractStr = "Extract the word 'coding' from this string.";</text:p>
      <text:p text:style-name="P12"><text:tab/>let codingRegex = /coding/;</text:p>
      <text:p text:style-name="P12"><text:tab/>let result = extractStr.match(codingRegex); </text:p>
      <text:p text:style-name="P23"/>
      <text:p text:style-name="P1"><text:a xlink:type="simple" xlink:href="http://192.168.0.253:8000/learn/javascript-algorithms-and-data-structures/regular-expressions/find-more-than-the-first-match" text:style-name="Internet_20_link" text:visited-style-name="Visited_20_Internet_20_Link"><text:span text:style-name="T2">Find More Than the First Match</text:span></text:a></text:p>
      <text:p text:style-name="P16"><text:tab/>let twinkleStar = "Twinkle, twinkle, little star";</text:p>
      <text:p text:style-name="P12"><text:tab/>let starRegex = /Twinkle/gi;</text:p>
      <text:p text:style-name="P12"><text:tab/>let result = twinkleStar.match(starRegex);</text:p>
      <text:p text:style-name="P21"/>
      <text:p text:style-name="P1"><text:a xlink:type="simple" xlink:href="http://192.168.0.253:8000/learn/javascript-algorithms-and-data-structures/regular-expressions/match-anything-with-wildcard-period" text:style-name="Internet_20_link" text:visited-style-name="Visited_20_Internet_20_Link"><text:span text:style-name="T2">Match Anything with Wildcard Period</text:span></text:a></text:p>
      <text:p text:style-name="P16"><text:tab/>let exampleStr = "Let's have fun with regular expressions!";</text:p>
      <text:p text:style-name="P12"><text:tab/>let unRegex = /.un/;</text:p>
      <text:p text:style-name="P12"><text:tab/>let result = unRegex.test(exampleStr);</text:p>
      <text:p text:style-name="P12"/>
      <text:p text:style-name="P12"/>
      <text:p text:style-name="P12"/>
      <text:p text:style-name="P12"/>
      <text:p text:style-name="P12"/>
      <text:p text:style-name="P1"><text:a xlink:type="simple" xlink:href="http://192.168.0.253:8000/learn/javascript-algorithms-and-data-structures/regular-expressions/match-single-character-with-multiple-possibilities" text:style-name="Internet_20_link" text:visited-style-name="Visited_20_Internet_20_Link"><text:span text:style-name="T2">Match Single Character with Multiple Possibilities</text:span></text:a></text:p>
      <text:p text:style-name="P16"><text:tab/>let quoteSample = "Beware of bugs in the above code; I have only proved it correct, <text:tab/>not tried it.";</text:p>
      <text:p text:style-name="P12"><text:tab/>let vowelRegex = /[aeiou]/gi; </text:p>
      <text:p text:style-name="P12"><text:tab/>let result = quoteSample.match(vowelRegex); </text:p>
      <text:p text:style-name="P21"/>
      <text:p text:style-name="P1"><text:a xlink:type="simple" xlink:href="http://192.168.0.253:8000/learn/javascript-algorithms-and-data-structures/regular-expressions/match-letters-of-the-alphabet" text:style-name="Internet_20_link" text:visited-style-name="Visited_20_Internet_20_Link"><text:span text:style-name="T2">Match Letters of the Alphabet</text:span></text:a></text:p>
      <text:p text:style-name="P16"><text:tab/>let quoteSample = "The quick brown fox jumps over the lazy dog.";</text:p>
      <text:p text:style-name="P12"><text:tab/>let alphabetRegex = /[a-z]/gi;</text:p>
      <text:p text:style-name="P12"><text:tab/>let result = quoteSample.match(alphabetRegex);</text:p>
      <text:p text:style-name="P21"/>
      <text:p text:style-name="P1"><text:a xlink:type="simple" xlink:href="http://192.168.0.253:8000/learn/javascript-algorithms-and-data-structures/regular-expressions/match-numbers-and-letters-of-the-alphabet" text:style-name="Internet_20_link" text:visited-style-name="Visited_20_Internet_20_Link"><text:span text:style-name="T2">Match Numbers and Letters of the Alphabet</text:span></text:a></text:p>
      <text:p text:style-name="P16"><text:tab/>let quoteSample = "Blueberry 3.141592653s are delicious.";</text:p>
      <text:p text:style-name="P12"><text:tab/>let myRegex = /[h-s2-6]/gi;</text:p>
      <text:p text:style-name="P12"><text:tab/>let result = quoteSample.match(myRegex);</text:p>
      <text:p text:style-name="P21"/>
      <text:p text:style-name="P1"><text:a xlink:type="simple" xlink:href="http://192.168.0.253:8000/learn/javascript-algorithms-and-data-structures/regular-expressions/match-single-characters-not-specified" text:style-name="Internet_20_link" text:visited-style-name="Visited_20_Internet_20_Link"><text:span text:style-name="T2">Match Single Characters Not Specified</text:span></text:a></text:p>
      <text:p text:style-name="P16"><text:tab/>let quoteSample = "3 blind mice.";</text:p>
      <text:p text:style-name="P12"><text:tab/>let myRegex = /[^0-9aeiou]/gi;</text:p>
      <text:p text:style-name="P12"><text:tab/>let result = quoteSample.match(myRegex);</text:p>
      <text:p text:style-name="P21"/>
      <text:p text:style-name="P1"><text:a xlink:type="simple" xlink:href="http://192.168.0.253:8000/learn/javascript-algorithms-and-data-structures/regular-expressions/match-characters-that-occur-one-or-more-times" text:style-name="Internet_20_link" text:visited-style-name="Visited_20_Internet_20_Link"><text:span text:style-name="T2">Match Characters that Occur One or More Times</text:span></text:a></text:p>
      <text:p text:style-name="P16"><text:tab/>let difficultSpelling = "Mississippi";</text:p>
      <text:p text:style-name="P12"><text:tab/>let myRegex = /s+/gi;</text:p>
      <text:p text:style-name="P12"><text:soft-page-break/><text:tab/>let result = difficultSpelling.match(myRegex);</text:p>
      <text:p text:style-name="P21"/>
      <text:p text:style-name="P1"><text:a xlink:type="simple" xlink:href="http://192.168.0.253:8000/learn/javascript-algorithms-and-data-structures/regular-expressions/match-characters-that-occur-zero-or-more-times" text:style-name="Internet_20_link" text:visited-style-name="Visited_20_Internet_20_Link"><text:span text:style-name="T2">Match Characters that Occur Zero or More Times</text:span></text:a></text:p>
      <text:p text:style-name="P16"><text:tab/>let chewieRegex = /Aa*/;</text:p>
      <text:p text:style-name="P12"><text:tab/>let result = chewieQuote.match(chewieRegex);</text:p>
      <text:p text:style-name="P21"/>
      <text:p text:style-name="P1"><text:a xlink:type="simple" xlink:href="http://192.168.0.253:8000/learn/javascript-algorithms-and-data-structures/regular-expressions/find-characters-with-lazy-matching" text:style-name="Internet_20_link" text:visited-style-name="Visited_20_Internet_20_Link"><text:span text:style-name="T2">Find Characters with Lazy Matching</text:span></text:a></text:p>
      <text:p text:style-name="P16"><text:tab/>let text = "&lt;h1&gt;Winter is coming&lt;/h1&gt;";</text:p>
      <text:p text:style-name="P12"><text:tab/>let myRegex = /&lt;h1&gt;/;</text:p>
      <text:p text:style-name="P12"><text:tab/>let result = text.match(myRegex);</text:p>
      <text:p text:style-name="P12"><text:tab/>console.log(result)</text:p>
      <text:p text:style-name="P12"/>
      <text:p text:style-name="P1"><text:a xlink:type="simple" xlink:href="http://192.168.0.253:8000/learn/javascript-algorithms-and-data-structures/regular-expressions/find-one-or-more-criminals-in-a-hunt" text:style-name="Internet_20_link" text:visited-style-name="Visited_20_Internet_20_Link"><text:span text:style-name="T2">Find One or More Criminals in a Hunt</text:span></text:a></text:p>
      <text:p text:style-name="P16"><text:tab/>let crowd = 'P1P2P3P4P5P6CCCP7P8P9';</text:p>
      <text:p text:style-name="P12"><text:tab/>let reCriminals = /C+/;</text:p>
      <text:p text:style-name="P12"><text:tab/>let matchedCriminals = crowd.match(reCriminals);</text:p>
      <text:p text:style-name="P13"><text:tab/>console.log(matchedCriminals);</text:p>
      <text:p text:style-name="P25"><text:a xlink:type="simple" xlink:href="http://192.168.0.253:8000/learn/javascript-algorithms-and-data-structures/regular-expressions/match-beginning-string-patterns" text:style-name="Internet_20_link" text:visited-style-name="Visited_20_Internet_20_Link"><text:span text:style-name="T2">Match Beginning String Patterns</text:span></text:a></text:p>
      <text:p text:style-name="P24"><text:span text:style-name="T5"><text:tab/></text:span><text:span text:style-name="T3">let rickyAndCal = "Cal and Ricky both like racing.";</text:span></text:p>
      <text:p text:style-name="P12"><text:tab/>let calRegex = /^Cal/;</text:p>
      <text:p text:style-name="P12"><text:tab/>let result = calRegex.test(rickyAndCal);</text:p>
      <text:p text:style-name="P21"/>
      <text:p text:style-name="P1"><text:a xlink:type="simple" xlink:href="http://192.168.0.253:8000/learn/javascript-algorithms-and-data-structures/regular-expressions/match-ending-string-patterns" text:style-name="Internet_20_link" text:visited-style-name="Visited_20_Internet_20_Link"><text:span text:style-name="T2">Match Ending String Patterns</text:span></text:a></text:p>
      <text:p text:style-name="P16"><text:tab/>let caboose = "The last car on a train is the caboose";</text:p>
      <text:p text:style-name="P12"><text:tab/>let lastRegex = /caboose$/;</text:p>
      <text:p text:style-name="P12"><text:tab/>let result = lastRegex.test(caboose);</text:p>
      <text:p text:style-name="P21"/>
      <text:p text:style-name="P1"><text:a xlink:type="simple" xlink:href="http://192.168.0.253:8000/learn/javascript-algorithms-and-data-structures/regular-expressions/match-all-letters-and-numbers" text:style-name="Internet_20_link" text:visited-style-name="Visited_20_Internet_20_Link"><text:span text:style-name="T2">Match All Letters and Numbers</text:span></text:a></text:p>
      <text:p text:style-name="P16"><text:tab/>let quoteSample = "The five boxing wizards jump quickly.";</text:p>
      <text:p text:style-name="P12"><text:tab/>let alphabetRegexV2 = /\w/g;</text:p>
      <text:p text:style-name="P12"><text:tab/>let result = quoteSample.match(alphabetRegexV2).length;</text:p>
      <text:p text:style-name="P21"/>
      <text:p text:style-name="P1"><text:a xlink:type="simple" xlink:href="http://192.168.0.253:8000/learn/javascript-algorithms-and-data-structures/regular-expressions/match-everything-but-letters-and-numbers" text:style-name="Internet_20_link" text:visited-style-name="Visited_20_Internet_20_Link"><text:span text:style-name="T2">Match Everything But Letters and Numbers</text:span></text:a></text:p>
      <text:p text:style-name="P16"><text:tab/>let quoteSample = "The five boxing wizards jump quickly.";</text:p>
      <text:p text:style-name="P12"><text:tab/>let nonAlphabetRegex = /\W/g;</text:p>
      <text:p text:style-name="P12"><text:tab/>let result = quoteSample.match(nonAlphabetRegex).length;</text:p>
      <text:p text:style-name="P21"/>
      <text:p text:style-name="P1"><text:a xlink:type="simple" xlink:href="http://192.168.0.253:8000/learn/javascript-algorithms-and-data-structures/regular-expressions/match-all-numbers" text:style-name="Internet_20_link" text:visited-style-name="Visited_20_Internet_20_Link"><text:span text:style-name="T2">Match All Numbers</text:span></text:a></text:p>
      <text:p text:style-name="P16"><text:tab/>let movieName = "2001: A Space Odyssey";</text:p>
      <text:p text:style-name="P12"><text:tab/>let numRegex = /\d/g;</text:p>
      <text:p text:style-name="P12"><text:tab/>let result = movieName.match(numRegex).length;</text:p>
      <text:p text:style-name="P21"><text:soft-page-break/></text:p>
      <text:p text:style-name="P1"><text:a xlink:type="simple" xlink:href="http://192.168.0.253:8000/learn/javascript-algorithms-and-data-structures/regular-expressions/match-all-non-numbers" text:style-name="Internet_20_link" text:visited-style-name="Visited_20_Internet_20_Link"><text:span text:style-name="T2">Match All Non-Numbers</text:span></text:a></text:p>
      <text:p text:style-name="P16"><text:tab/>let movieName = "2001: A Space Odyssey";</text:p>
      <text:p text:style-name="P12"><text:tab/>let noNumRegex = /\D/g;</text:p>
      <text:p text:style-name="P12"><text:tab/>let result = movieName.match(noNumRegex).length;</text:p>
      <text:p text:style-name="P21"/>
      <text:p text:style-name="P1"><text:a xlink:type="simple" xlink:href="http://192.168.0.253:8000/learn/javascript-algorithms-and-data-structures/regular-expressions/restrict-possible-usernames" text:style-name="Internet_20_link" text:visited-style-name="Visited_20_Internet_20_Link"><text:span text:style-name="T10">Restrict Possible Usernames</text:span></text:a></text:p>
      <text:p text:style-name="P26"/>
      <text:p text:style-name="P11"><text:span text:style-name="T6">let</text:span> <text:span text:style-name="T7">username</text:span> = <text:span text:style-name="T8">"Z97"</text:span>;</text:p>
      <text:p text:style-name="P11"><text:span text:style-name="T6">let</text:span> <text:span text:style-name="T7">userCheck</text:span> = <text:span text:style-name="T9">/^[a-z]([0-9]{2,}|[a-z]+\d*)$/</text:span><text:span text:style-name="T6">i</text:span>; <text:span text:style-name="T12">// Change this line</text:span></text:p>
      <text:p text:style-name="P11"><text:span text:style-name="T6">let</text:span> <text:span text:style-name="T7">result</text:span> = <text:span text:style-name="T7">userCheck</text:span>.<text:span text:style-name="T7">test</text:span>(<text:span text:style-name="T7">username</text:span>);</text:p>
      <text:p text:style-name="P11"><text:span text:style-name="T7">console</text:span>.<text:span text:style-name="T7">log</text:span>(<text:span text:style-name="T7">result</text:span>)</text:p>
      <text:p text:style-name="P26"><text:a xlink:type="simple" xlink:href="http://192.168.0.253:8000/learn/javascript-algorithms-and-data-structures/regular-expressions/match-whitespace" text:style-name="Internet_20_link" text:visited-style-name="Visited_20_Internet_20_Link"><text:span text:style-name="T2"/></text:a></text:p>
      <text:p text:style-name="P1"><text:a xlink:type="simple" xlink:href="http://192.168.0.253:8000/learn/javascript-algorithms-and-data-structures/regular-expressions/match-whitespace" text:style-name="Internet_20_link" text:visited-style-name="Visited_20_Internet_20_Link"><text:span text:style-name="T2">Match Whitespace</text:span></text:a></text:p>
      <text:p text:style-name="P16"><text:tab/>let sample = "Whitespace is important in separating words";</text:p>
      <text:p text:style-name="P12"><text:tab/>let countWhiteSpace = /\s/g;</text:p>
      <text:p text:style-name="P14"><text:tab/>let result = sample.match(countWhiteSpace);</text:p>
      <text:p text:style-name="P25"><text:a xlink:type="simple" xlink:href="http://192.168.0.253:8000/learn/javascript-algorithms-and-data-structures/regular-expressions/match-non-whitespace-characters" text:style-name="Internet_20_link" text:visited-style-name="Visited_20_Internet_20_Link"><text:span text:style-name="T4"/></text:a></text:p>
      <text:p text:style-name="P25"><text:a xlink:type="simple" xlink:href="http://192.168.0.253:8000/learn/javascript-algorithms-and-data-structures/regular-expressions/match-non-whitespace-characters" text:style-name="Internet_20_link" text:visited-style-name="Visited_20_Internet_20_Link"><text:span text:style-name="T2">Match Non-Whitespace Characters</text:span></text:a></text:p>
      <text:p text:style-name="P16"><text:tab/>let sample = "Whitespace is important in separating words";</text:p>
      <text:p text:style-name="P12"><text:tab/>let countNonWhiteSpace = /\S/g;</text:p>
      <text:p text:style-name="P12"><text:tab/>let result = sample.match(countNonWhiteSpace);</text:p>
      <text:p text:style-name="P12"/>
      <text:p text:style-name="P1"><text:a xlink:type="simple" xlink:href="http://192.168.0.253:8000/learn/javascript-algorithms-and-data-structures/regular-expressions/specify-upper-and-lower-number-of-matches" text:style-name="Internet_20_link" text:visited-style-name="Visited_20_Internet_20_Link"><text:span text:style-name="T2">Specify Upper and Lower Number of Matches</text:span></text:a></text:p>
      <text:p text:style-name="P16"><text:tab/>let ohStr = "Ohhh no";</text:p>
      <text:p text:style-name="P12"><text:tab/>let ohRegex = /Oh{3,6} no/; </text:p>
      <text:p text:style-name="P12"><text:tab/>let result = ohRegex.test(ohStr);</text:p>
      <text:p text:style-name="P12"/>
      <text:p text:style-name="P1"><text:a xlink:type="simple" xlink:href="http://192.168.0.253:8000/learn/javascript-algorithms-and-data-structures/regular-expressions/specify-only-the-lower-number-of-matches" text:style-name="Internet_20_link" text:visited-style-name="Visited_20_Internet_20_Link"><text:span text:style-name="T2">Specify Only the Lower Number of Matches</text:span></text:a></text:p>
      <text:p text:style-name="P19"><text:tab/>let haStr = "Hazzzzah";</text:p>
      <text:p text:style-name="P18"><text:tab/>let haRegex = /Haz{4,}ah/; </text:p>
      <text:p text:style-name="P18"><text:tab/>let result = haRegex.test(haStr);</text:p>
      <text:p text:style-name="P20"/>
      <text:p text:style-name="P1"><text:a xlink:type="simple" xlink:href="http://192.168.0.253:8000/learn/javascript-algorithms-and-data-structures/regular-expressions/specify-exact-number-of-matches" text:style-name="Internet_20_link" text:visited-style-name="Visited_20_Internet_20_Link"><text:span text:style-name="T2">Specify Exact Number of Matches</text:span></text:a></text:p>
      <text:p text:style-name="P16"><text:tab/>let timStr = "Timmmmber";</text:p>
      <text:p text:style-name="P12"><text:tab/>let timRegex = /Tim{4}ber/;</text:p>
      <text:p text:style-name="P12"><text:tab/>let result = timRegex.test(timStr);</text:p>
      <text:p text:style-name="P5"/>
      <text:p text:style-name="P1"><text:a xlink:type="simple" xlink:href="http://192.168.0.253:8000/learn/javascript-algorithms-and-data-structures/regular-expressions/check-for-all-or-none" text:style-name="Internet_20_link" text:visited-style-name="Visited_20_Internet_20_Link"><text:span text:style-name="T2">Check for All or None</text:span></text:a></text:p>
      <text:p text:style-name="P16"><text:tab/>let favWord = "favorite";</text:p>
      <text:p text:style-name="P12"><text:tab/>let favRegex = /favou?rite/; </text:p>
      <text:p text:style-name="P12"><text:soft-page-break/><text:tab/>let result = favRegex.test(favWord);</text:p>
      <text:p text:style-name="P5"/>
      <text:p text:style-name="P1"><text:a xlink:type="simple" xlink:href="http://192.168.0.253:8000/learn/javascript-algorithms-and-data-structures/regular-expressions/positive-and-negative-lookahead" text:style-name="Internet_20_link" text:visited-style-name="Visited_20_Internet_20_Link"><text:span text:style-name="T10">Positive and Negative Lookahead</text:span></text:a></text:p>
      <text:p text:style-name="P1"><text:a xlink:type="simple" xlink:href="http://192.168.0.253:8000/learn/javascript-algorithms-and-data-structures/regular-expressions/check-for-mixed-grouping-of-characters" text:style-name="Internet_20_link" text:visited-style-name="Visited_20_Internet_20_Link"><text:span text:style-name="T2"/></text:a></text:p>
      <text:p text:style-name="P1"><text:a xlink:type="simple" xlink:href="http://192.168.0.253:8000/learn/javascript-algorithms-and-data-structures/regular-expressions/check-for-mixed-grouping-of-characters" text:style-name="Internet_20_link" text:visited-style-name="Visited_20_Internet_20_Link"><text:span text:style-name="T2">Check For Mixed Grouping of Characters</text:span></text:a></text:p>
      <text:p text:style-name="P16"><text:tab/>let myString = "Eleanor Roosevelt";</text:p>
      <text:p text:style-name="P12"><text:tab/>let myRegex = /(Franklin ..|Eleanor) Roosevelt/;</text:p>
      <text:p text:style-name="P12"><text:tab/>let result = myRegex.test(myString);</text:p>
      <text:p text:style-name="P5"/>
      <text:p text:style-name="P1"><text:a xlink:type="simple" xlink:href="http://192.168.0.253:8000/learn/javascript-algorithms-and-data-structures/regular-expressions/reuse-patterns-using-capture-groups" text:style-name="Internet_20_link" text:visited-style-name="Visited_20_Internet_20_Link"><text:span text:style-name="T11">Reuse Patterns Using Capture Groups</text:span></text:a></text:p>
      <text:p text:style-name="P29"><text:span text:style-name="Source_20_Text"><text:span text:style-name="T13">let repeatStr = "regex regex";</text:span></text:span></text:p>
      <text:p text:style-name="P28"><text:span text:style-name="Source_20_Text"><text:span text:style-name="T13">let repeatRegex = /(\w+)\s\1/;</text:span></text:span></text:p>
      <text:p text:style-name="P28"><text:span text:style-name="Source_20_Text"><text:span text:style-name="T13">repeatRegex.test(repeatStr); // Returns true</text:span></text:span></text:p>
      <text:p text:style-name="P28"><text:span text:style-name="Source_20_Text"><text:span text:style-name="T14">repeatStr.match(repeatRegex); // Returns ["regex regex", "regex"]</text:span></text:span></text:p>
      <text:p text:style-name="P1"><text:a xlink:type="simple" xlink:href="http://192.168.0.253:8000/learn/javascript-algorithms-and-data-structures/regular-expressions/use-capture-groups-to-search-and-replace" text:style-name="Internet_20_link" text:visited-style-name="Visited_20_Internet_20_Link"><text:span text:style-name="T2">Use Capture Groups to Search and Replace</text:span></text:a></text:p>
      <text:p text:style-name="P17"><text:tab/>let huhText = "This sandwich is good.";</text:p>
      <text:p text:style-name="P12"><text:tab/>let fixRegex = /good/;</text:p>
      <text:p text:style-name="P12"><text:tab/>let replaceText = "okey-dokey";</text:p>
      <text:p text:style-name="P12"><text:tab/>let result = huhText.replace(fixRegex, replaceText);</text:p>
      <text:p text:style-name="P6"/>
      <text:p text:style-name="P3"><text:a xlink:type="simple" xlink:href="http://192.168.0.253:8000/learn/javascript-algorithms-and-data-structures/regular-expressions/remove-whitespace-from-start-and-end" text:style-name="Internet_20_link" text:visited-style-name="Visited_20_Internet_20_Link"><text:span text:style-name="T2">Remove Whitespace from Start and End</text:span></text:a></text:p>
      <text:p text:style-name="P9">let hello = " Hello, World! ";</text:p>
      <text:p text:style-name="P10">let wsRegex = /Hello, World!/;</text:p>
      <text:p text:style-name="P10">let result = hello.match(wsRegex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Roboto Mono', 'Droid Sans Mono', 'Liberation Mono', Menl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7-23T17:30:31.820000000</dc:date>
    <meta:editing-duration>PT3H8M23S</meta:editing-duration>
    <meta:editing-cycles>8</meta:editing-cycles>
    <meta:document-statistic meta:table-count="0" meta:image-count="0" meta:object-count="0" meta:page-count="5" meta:paragraph-count="134" meta:word-count="679" meta:character-count="5005" meta:non-whitespace-character-count="4361"/>
  </office:meta>
</office:document-meta>
</file>